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56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SV_Armors" table:style-name="ta1">
        <table:table-column table:style-name="co1" table:number-columns-repeated="1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frontArmor</text:p>
          </table:table-cell>
          <table:table-cell office:value-type="string">
            <text:p>sideArmor</text:p>
          </table:table-cell>
          <table:table-cell office:value-type="string">
            <text:p>rearArmor</text:p>
          </table:table-cell>
          <table:table-cell office:value-type="string">
            <text:p>underArmor</text:p>
          </table:table-cell>
          <table:table-cell office:value-type="string">
            <text:p>meleeDodge.reactions</text:p>
          </table:table-cell>
          <table:table-cell office:value-type="string">
            <text:p>damageModifier-none</text:p>
          </table:table-cell>
          <table:table-cell office:value-type="string">
            <text:p>damageModifier-projectile</text:p>
          </table:table-cell>
          <table:table-cell office:value-type="string">
            <text:p>damageModifier-incendiary</text:p>
          </table:table-cell>
          <table:table-cell office:value-type="string">
            <text:p>damageModifier-highex</text:p>
          </table:table-cell>
          <table:table-cell office:value-type="string">
            <text:p>damageModifier-laser</text:p>
          </table:table-cell>
          <table:table-cell office:value-type="string">
            <text:p>damageModifier-plasma</text:p>
          </table:table-cell>
          <table:table-cell office:value-type="string">
            <text:p>damageModifier-stun</text:p>
          </table:table-cell>
          <table:table-cell office:value-type="string">
            <text:p>damageModifier-melee</text:p>
          </table:table-cell>
          <table:table-cell office:value-type="string">
            <text:p>damageModifier-acid</text:p>
          </table:table-cell>
          <table:table-cell office:value-type="string">
            <text:p>damageModifier-smoke</text:p>
          </table:table-cell>
          <table:table-cell office:value-type="string">
            <text:p>damageModifier-psionic</text:p>
          </table:table-cell>
          <table:table-cell office:value-type="string">
            <text:p>damageModifier-poison</text:p>
          </table:table-cell>
          <table:table-cell office:value-type="string">
            <text:p>damageModifier-electric</text:p>
          </table:table-cell>
        </table:table-row>
        <table:table-row table:style-name="ro2">
          <table:table-cell office:value-type="string">
            <text:p>STR_NONE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1.3">
            <text:p>1,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STR_PERSONAL_ARMOR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9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PREDATOR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table:number-columns-repeated="9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PREDATOR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table:number-columns-repeated="9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WARDEN_ARMOR_BLACK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WARDEN_ARMOR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WARDEN_ARMOR_WHITE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PSI_ARMOR_BLUE_UC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6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STR_SKY_STRIKE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2">
          <table:table-cell office:value-type="string">
            <text:p>STR_SKY_STRIKE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2">
          <table:table-cell office:value-type="string">
            <text:p>STR_GREMLIN_ARMOR</text:p>
          </table:table-cell>
          <table:table-cell office:value-type="float" office:value="34">
            <text:p>34</text:p>
          </table:table-cell>
          <table:table-cell table:number-columns-repeated="3" office:value-type="float" office:value="33">
            <text:p>33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,4</text:p>
          </table:table-cell>
          <table:table-cell table:number-columns-repeated="3"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IMIC_ARMOR</text:p>
          </table:table-cell>
          <table:table-cell table:number-columns-repeated="4" office:value-type="float" office:value="12">
            <text:p>12</text:p>
          </table:table-cell>
          <table:table-cell office:value-type="float" office:value="0.1">
            <text:p>0,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URPRISE_M_ARMOR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ECTOID_ARMOR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ECTOID_ARMOR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THIN_MAN_ARMOR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HRYSSALID_ARMOR</text:p>
          </table:table-cell>
          <table:table-cell table:number-columns-repeated="4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ZOMBIE_ARMOR</text:p>
          </table:table-cell>
          <table:table-cell table:number-columns-repeated="4"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4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FLOATER_ARMOR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NAKEMAN_ARMOR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5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UTSIDER_ARMO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UTON_ARMOR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UTON_BERSERKER_ARMOR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8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CYBERDISC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TR_ANDROMEDON_SUIT_UC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R_ANDROMEDON_SHELL_SUIT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4" office:value-type="float" office:value="0">
            <text:p>0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MUTON_ELITE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2">
            <text:p>22</text:p>
          </table:table-cell>
          <table:table-cell table:number-columns-repeated="8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ETHEREAL_ARMOR0</text:p>
          </table:table-cell>
          <table:table-cell table:number-columns-repeated="4" office:value-type="float" office:value="20">
            <text:p>20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ETHEREAL_ARMOR1</text:p>
          </table:table-cell>
          <table:table-cell table:number-columns-repeated="4"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DRONE_ARMOR</text:p>
          </table:table-cell>
          <table:table-cell table:number-columns-repeated="4" office:value-type="float" office:value="3">
            <text:p>3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string">
            <text:p>SECTOPOD_ARMOR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</table:table-row>
      </table:table>
      <table:table table:name="CSV_Units" table:style-name="ta1">
        <table:table-column table:style-name="co1" table:number-columns-repeated="15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intelligence</text:p>
          </table:table-cell>
          <table:table-cell office:value-type="string">
            <text:p>aggression</text:p>
          </table:table-cell>
          <table:table-cell office:value-type="string">
            <text:p>stats.tu</text:p>
          </table:table-cell>
          <table:table-cell office:value-type="string">
            <text:p>stats.health</text:p>
          </table:table-cell>
          <table:table-cell office:value-type="string">
            <text:p>stats.stamina</text:p>
          </table:table-cell>
          <table:table-cell office:value-type="string">
            <text:p>stats.bravery</text:p>
          </table:table-cell>
          <table:table-cell office:value-type="string">
            <text:p>stats.reactions</text:p>
          </table:table-cell>
          <table:table-cell office:value-type="string">
            <text:p>stats.firing</text:p>
          </table:table-cell>
          <table:table-cell office:value-type="string">
            <text:p>stats.throwing</text:p>
          </table:table-cell>
          <table:table-cell office:value-type="string">
            <text:p>stats.strength</text:p>
          </table:table-cell>
          <table:table-cell office:value-type="string">
            <text:p>stats.melee</text:p>
          </table:table-cell>
          <table:table-cell office:value-type="string">
            <text:p>stats.psiStrength</text:p>
          </table:table-cell>
          <table:table-cell office:value-type="string">
            <text:p>stats.psiSkill</text:p>
          </table:table-cell>
        </table:table-row>
        <table:table-row table:style-name="ro2">
          <table:table-cell office:value-type="string">
            <text:p>STR_SOLDIER_MIMIC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E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GREMLIN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2"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I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ID_COMMANDER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STR_THIN_M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FLOATE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CHRYSSALID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NAKEMAN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2"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CYBERDISC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_BERSERKER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255">
            <text:p>255</text:p>
          </table:table-cell>
          <table:table-cell office:value-type="float" office:value="80">
            <text:p>80</text:p>
          </table:table-cell>
          <table:table-cell table:number-columns-repeated="2"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_ELIT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ANDROMEDON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ANDROMEDON_SHELL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ETHEREAL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STR_ETHEREAL_LEADER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STR_OUTSIDER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DRONE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POD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80">
            <text:p>28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ZOMBIE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</table:table>
      <table:table table:name="CSV_Items" table:style-name="ta1"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power</text:p>
          </table:table-cell>
          <table:table-cell office:value-type="string">
            <text:p>costBuy</text:p>
          </table:table-cell>
          <table:table-cell office:value-type="string">
            <text:p>costSell</text:p>
          </table:table-cell>
          <table:table-cell office:value-type="string">
            <text:p>tags.CRIT_CHANCE</text:p>
          </table:table-cell>
          <table:table-cell office:value-type="string">
            <text:p>tags.CRIT_DAMAGE</text:p>
          </table:table-cell>
          <table:table-cell office:value-type="string">
            <text:p>tags.RUPTURE_DAMAGE</text:p>
          </table:table-cell>
          <table:table-cell office:value-type="string">
            <text:p>tags.SHREDDER_DAMAGE</text:p>
          </table:table-cell>
        </table:table-row>
        <table:table-row table:style-name="ro2">
          <table:table-cell office:value-type="string">
            <text:p>STR_ALIEN_ALLOYS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4"/>
        </table:table-row>
        <table:table-row table:style-name="ro2">
          <table:table-cell office:value-type="string">
            <text:p>STR_ELERIUM_115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TR_UFO_NAVIGATION</text:p>
          </table:table-cell>
          <table:table-cell table:number-columns-repeated="2"/>
          <table:table-cell office:value-type="float" office:value="1350">
            <text:p>1350</text:p>
          </table:table-cell>
          <table:table-cell table:number-columns-repeated="4"/>
        </table:table-row>
        <table:table-row table:style-name="ro2">
          <table:table-cell office:value-type="string">
            <text:p>STR_UFO_POWER_SOURCE</text:p>
          </table:table-cell>
          <table:table-cell table:number-columns-repeated="2"/>
          <table:table-cell office:value-type="float" office:value="2200">
            <text:p>220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TR_STUN_RO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SWORD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STR_PISTOL</text:p>
          </table:table-cell>
          <table:table-cell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STR_PISTOL_CLIP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RIFLE</text:p>
          </table:table-cell>
          <table:table-cell/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STR_RIFLE_CLIP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SHOTGUN</text:p>
          </table:table-cell>
          <table:table-cell/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STR_SHOTGUN_AMMO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SNIPER_RIFLE</text:p>
          </table:table-cell>
          <table:table-cell/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STR_SNIPER_RIFLE_CLIP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HEAVY_CANNON</text:p>
          </table:table-cell>
          <table:table-cell/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STR_HEAVY_CANNON_CLIP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TR_LASER_PISTOL</text:p>
          </table:table-cell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LASER_RIFLE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HEAVY_LAS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LASER_SWORD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STR_XCOM_LASER_PISTOL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TR_XCOM_LASER_RIF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STR_LASER_SHOTGUN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STR_LASER_SNIPER_RIFLE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STR_XCOM_HEAVY_LASER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TR_PLASMA_SWORD</text:p>
          </table:table-cell>
          <table:table-cell office:value-type="float" office:value="60">
            <text:p>6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STR_PLASMA_PISTOL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PLASMA_PISTOL_CLIP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PLASMA_RIFL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PLASMA_RIFLE_CLIP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HEAVY_PLASMA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HEAVY_PLASMA_CLIP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XCOM_PLASMA_PISTOL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STR_XCOM_PLASMA_PISTOL_CLIP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XCOM_PLASMA_RIFLE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STR_XCOM_PLASMA_RIFLE_CLIP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PLASMA_SHOTGU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STR_PLASMA_SHOTGUN_AMMO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STR_PLASMA_SNIPER_RIF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STR_PLASMA_SNIPER_RIFLE_CLIP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STR_XCOM_HEAVY_PLASMA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TR_XCOM_HEAVY_PLASMA_CLIP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TR_MEDI_KIT</text:p>
          </table:table-cell>
          <table:table-cell/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number-columns-repeated="4"/>
        </table:table-row>
        <table:table-row table:style-name="ro2">
          <table:table-cell office:value-type="string">
            <text:p>STR_NANO_MEDI_KIT</text:p>
          </table:table-cell>
          <table:table-cell/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table:number-columns-repeated="4"/>
        </table:table-row>
        <table:table-row table:style-name="ro2">
          <table:table-cell office:value-type="string">
            <text:p>STR_GAS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</table:table-row>
        <table:table-row table:style-name="ro2">
          <table:table-cell office:value-type="string">
            <text:p>STR_GRENADE</text:p>
          </table:table-cell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ELECTRO_FLARE</text:p>
          </table:table-cell>
          <table:table-cell/>
          <table:table-cell office:value-type="float" office:value="300">
            <text:p>300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2">
          <table:table-cell office:value-type="string">
            <text:p>STR_PROXIMITY_GRENADE</text:p>
          </table:table-cell>
          <table:table-cell office:value-type="float" office:value="40">
            <text:p>40</text:p>
          </table:table-cell>
          <table:table-cell office:value-type="float" office:value="850">
            <text:p>850</text:p>
          </table:table-cell>
          <table:table-cell office:value-type="float" office:value="750">
            <text:p>750</text:p>
          </table:table-cell>
          <table:table-cell table:number-columns-repeated="4"/>
        </table:table-row>
        <table:table-row table:style-name="ro2">
          <table:table-cell office:value-type="string">
            <text:p>STR_ACID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</table:table-row>
        <table:table-row table:style-name="ro2">
          <table:table-cell office:value-type="string">
            <text:p>STR_EMP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</table:table-row>
        <table:table-row table:style-name="ro2">
          <table:table-cell office:value-type="string">
            <text:p>STR_FLASHBANG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</table:table-row>
        <table:table-row table:style-name="ro2">
          <table:table-cell office:value-type="string">
            <text:p>STR_FREEZE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</table:table-row>
        <table:table-row table:style-name="ro2">
          <table:table-cell office:value-type="string">
            <text:p>STR_ALIEN_GRENADE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table:number-columns-repeated="4"/>
        </table:table-row>
        <table:table-row table:style-name="ro2">
          <table:table-cell office:value-type="string">
            <text:p>STR_HAZMAT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4"/>
        </table:table-row>
        <table:table-row table:style-name="ro2">
          <table:table-cell office:value-type="string">
            <text:p>STR_HELLWEAVE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4"/>
        </table:table-row>
        <table:table-row table:style-name="ro2">
          <table:table-cell office:value-type="string">
            <text:p>STR_STASIS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4"/>
        </table:table-row>
        <table:table-row table:style-name="ro2">
          <table:table-cell office:value-type="string">
            <text:p>STR_PLATED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4"/>
        </table:table-row>
        <table:table-row table:style-name="ro2">
          <table:table-cell office:value-type="string">
            <text:p>STR_NANOSCALE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4"/>
        </table:table-row>
        <table:table-row table:style-name="ro2">
          <table:table-cell office:value-type="string">
            <text:p>STR_SCOPE</text:p>
          </table:table-cell>
          <table:table-cell/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2">
          <table:table-cell office:value-type="string">
            <text:p>STR_PSI_AMP</text:p>
          </table:table-cell>
          <table:table-cell office:value-type="float" office:value="100">
            <text:p>100</text:p>
          </table:table-cell>
          <table:table-cell office:value-type="float" office:value="3500">
            <text:p>350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2">
          <table:table-cell office:value-type="string">
            <text:p>STR_ALIEN_PSI_AMP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  <table:table-cell table:number-columns-repeated="4"/>
        </table:table-row>
        <table:table-row table:style-name="ro2">
          <table:table-cell office:value-type="string">
            <text:p>STR_MIND_PROBE</text:p>
          </table:table-cell>
          <table:table-cell/>
          <table:table-cell office:value-type="float" office:value="5000">
            <text:p>5000</text:p>
          </table:table-cell>
          <table:table-cell office:value-type="float" office:value="450">
            <text:p>450</text:p>
          </table:table-cell>
          <table:table-cell table:number-columns-repeated="4"/>
        </table:table-row>
        <table:table-row table:style-name="ro2">
          <table:table-cell office:value-type="string">
            <text:p>STR_MOTION_SCANNER</text:p>
          </table:table-cell>
          <table:table-cell/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2">
          <table:table-cell office:value-type="string">
            <text:p>STR_PERSONAL_MIND_SHIELD</text:p>
          </table:table-cell>
          <table:table-cell/>
          <table:table-cell office:value-type="float" office:value="8500">
            <text:p>8500</text:p>
          </table:table-cell>
          <table:table-cell office:value-type="float" office:value="7500">
            <text:p>7500</text:p>
          </table:table-cell>
          <table:table-cell table:number-columns-repeated="4"/>
        </table:table-row>
        <table:table-row table:style-name="ro2">
          <table:table-cell office:value-type="string">
            <text:p>STR_MIMIC_BEACON</text:p>
          </table:table-cell>
          <table:table-cell/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table:number-columns-repeated="4"/>
        </table:table-row>
        <table:table-row table:style-name="ro2">
          <table:table-cell office:value-type="string">
            <text:p>STR_SMOKE_GRENADE</text:p>
          </table:table-cell>
          <table:table-cell/>
          <table:table-cell office:value-type="float" office:value="800">
            <text:p>800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2">
          <table:table-cell office:value-type="string">
            <text:p>STR_BLUESCREEN_ROUNDS</text:p>
          </table:table-cell>
          <table:table-cell/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TR_PERSONAL_ARMOR</text:p>
          </table:table-cell>
          <table:table-cell/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2">
          <table:table-cell office:value-type="string">
            <text:p>STR_PREDATOR_ARMOR</text:p>
          </table:table-cell>
          <table:table-cell/>
          <table:table-cell office:value-type="float" office:value="2500">
            <text:p>2500</text:p>
          </table:table-cell>
          <table:table-cell office:value-type="float" office:value="2000">
            <text:p>2000</text:p>
          </table:table-cell>
          <table:table-cell table:number-columns-repeated="4"/>
        </table:table-row>
        <table:table-row table:style-name="ro2">
          <table:table-cell office:value-type="string">
            <text:p>STR_SKY_STRIKE_ARMOR</text:p>
          </table:table-cell>
          <table:table-cell/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  <table:table-cell table:number-columns-repeated="4"/>
        </table:table-row>
        <table:table-row table:style-name="ro2">
          <table:table-cell office:value-type="string">
            <text:p>STR_WARDEN_ARMOR</text:p>
          </table:table-cell>
          <table:table-cell/>
          <table:table-cell office:value-type="float" office:value="7500">
            <text:p>7500</text:p>
          </table:table-cell>
          <table:table-cell office:value-type="float" office:value="6200">
            <text:p>6200</text:p>
          </table:table-cell>
          <table:table-cell table:number-columns-repeated="4"/>
        </table:table-row>
        <table:table-row table:style-name="ro2">
          <table:table-cell office:value-type="string">
            <text:p>STR_PSI_ARMOR</text:p>
          </table:table-cell>
          <table:table-cell/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TR_CANNON</text:p>
          </table:table-cell>
          <table:table-cell/>
          <table:table-cell office:value-type="float" office:value="550">
            <text:p>550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2">
          <table:table-cell office:value-type="string">
            <text:p>STR_CANNON_ROUNDS_X50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2">
          <table:table-cell office:value-type="string">
            <text:p>STR_STINGRAY_LAUNCHER</text:p>
          </table:table-cell>
          <table:table-cell/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  <table:table-cell table:number-columns-repeated="4"/>
        </table:table-row>
        <table:table-row table:style-name="ro2">
          <table:table-cell office:value-type="string">
            <text:p>STR_STINGRAY_MISSILES</text:p>
          </table:table-cell>
          <table:table-cell/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2">
          <table:table-cell office:value-type="string">
            <text:p>STR_AVALANCHE_LAUNCHER</text:p>
          </table:table-cell>
          <table:table-cell/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  <table:table-cell table:number-columns-repeated="4"/>
        </table:table-row>
        <table:table-row table:style-name="ro2">
          <table:table-cell office:value-type="string">
            <text:p>STR_AVALANCHE_MISSILES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2">
          <table:table-cell office:value-type="string">
            <text:p>STR_LASER_CANNON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FUSION_BALL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FUSION_BALL_LAUNCH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PLASMA_BEAM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TR_GREMLIN</text:p>
          </table:table-cell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8800">
            <text:p>8800</text:p>
          </table:table-cell>
          <table:table-cell table:number-columns-repeated="4"/>
        </table:table-row>
        <table:table-row table:style-name="ro2">
          <table:table-cell office:value-type="string">
            <text:p>STR_GREMLIN_CORPSE</text:p>
          </table:table-cell>
          <table:table-cell table:number-columns-repeated="7"/>
        </table:table-row>
        <table:table-row table:style-name="ro2">
          <table:table-cell office:value-type="string">
            <text:p>STR_SECTOID_CORPSE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4"/>
        </table:table-row>
        <table:table-row table:style-name="ro2">
          <table:table-cell office:value-type="string">
            <text:p>STR_THIN_MAN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THIN_MAN_CORPSE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4"/>
        </table:table-row>
        <table:table-row table:style-name="ro2">
          <table:table-cell office:value-type="string">
            <text:p>STR_MUTON_BERSERK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MUTON_BERSERKER_CORPSE</text:p>
          </table:table-cell>
          <table:table-cell table:number-columns-repeated="2"/>
          <table:table-cell office:value-type="float" office:value="350">
            <text:p>350</text:p>
          </table:table-cell>
          <table:table-cell table:number-columns-repeated="4"/>
        </table:table-row>
        <table:table-row table:style-name="ro2">
          <table:table-cell office:value-type="string">
            <text:p>STR_MUTON_ELIT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MUTON_ELITE_CORPSE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4"/>
        </table:table-row>
        <table:table-row table:style-name="ro2">
          <table:table-cell office:value-type="string">
            <text:p>STR_ANDROMEDON_CORPSE</text:p>
          </table:table-cell>
          <table:table-cell table:number-columns-repeated="2"/>
          <table:table-cell office:value-type="float" office:value="250">
            <text:p>250</text:p>
          </table:table-cell>
          <table:table-cell table:number-columns-repeated="4"/>
        </table:table-row>
        <table:table-row table:style-name="ro2">
          <table:table-cell office:value-type="string">
            <text:p>STR_DRONE_CORPSE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4"/>
        </table:table-row>
        <table:table-row table:style-name="ro2">
          <table:table-cell office:value-type="string">
            <text:p>STR_OUTSID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OUTSIDER_CORPSE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TR_SKULLJACK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ETHEREAL_DEVICE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HYPERWAVE_BEACON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OUTSIDER_SHAR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TR_SKELETON_KEY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TR_XCOM_ARCHIVES_FOLDER1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string">
            <text:p>STR_XCOM_ARCHIVES_FOLDER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string">
            <text:p>STR_XCOM_ARCHIVES_FOLDER3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2">
          <table:table-cell office:value-type="string">
            <text:p>STR_XCOM_ARCHIVES_FOLDER4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0">20.03.2020</text:date>, <text:time>16:1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5:42:40.960035</meta:creation-date>
    <dc:date>2020-03-20T16:18:23</dc:date>
    <meta:generator>OpenOffice/4.1.1$Unix OpenOffice.org_project/411m6$Build-9775</meta:generator>
    <meta:editing-cycles>3</meta:editing-cycles>
    <dc:creator>Felix Ruzzoli</dc:creator>
    <meta:editing-duration>PT6M8S</meta:editing-duration>
    <meta:document-statistic meta:table-count="3" meta:cell-count="1302" meta:object-count="0"/>
  </office:meta>
</office:document-meta>
</file>